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ddf" officeooo:paragraph-rsid="0010eddf"/>
    </style:style>
    <style:style style:name="P2" style:family="paragraph" style:parent-style-name="Standard">
      <style:text-properties officeooo:rsid="0010eddf" officeooo:paragraph-rsid="00129389"/>
    </style:style>
    <style:style style:name="P3" style:family="paragraph" style:parent-style-name="Standard">
      <style:text-properties officeooo:paragraph-rsid="00129389"/>
    </style:style>
    <style:style style:name="P4" style:family="paragraph" style:parent-style-name="Standard">
      <style:text-properties officeooo:rsid="0014de3e" officeooo:paragraph-rsid="0014de3e"/>
    </style:style>
    <style:style style:name="P5" style:family="paragraph" style:parent-style-name="Standard">
      <style:text-properties style:text-underline-style="solid" style:text-underline-width="auto" style:text-underline-color="font-color" officeooo:rsid="0014de3e" officeooo:paragraph-rsid="0014de3e"/>
    </style:style>
    <style:style style:name="T1" style:family="text">
      <style:text-properties officeooo:rsid="0010eddf"/>
    </style:style>
    <style:style style:name="T2" style:family="text">
      <style:text-properties officeooo:rsid="00129389"/>
    </style:style>
    <style:style style:name="T3" style:family="text">
      <style:text-properties officeooo:rsid="00143e46"/>
    </style:style>
    <style:style style:name="T4" style:family="text">
      <style:text-properties officeooo:rsid="0014de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 time-series prediction</text:p>
      <text:p text:style-name="P1"><text:s/></text:p>
      <text:p text:style-name="P1"/>
      <text:p text:style-name="P1">1 Extract images features and motion ground truth for that dataset. Also you have to add “success” at the last column to provide class for failure case.</text:p>
      <text:p text:style-name="P1">Input format have to be in the following table (save as CSV)</text:p>
      <text:p text:style-name="P1"/>
      <text:p text:style-name="P1">2 There will be gap between timestep, we will interpolate between that timestep, because we need that for time series prediction</text:p>
      <text:p text:style-name="P1"/>
      <text:p text:style-name="P1">3 Find some correlation using granger causality test</text:p>
      <text:p text:style-name="P1">4 Filter out feature that does not relate to prediction</text:p>
      <text:p text:style-name="P1">5 Test and plot graph to find the optimal lookback timesteps</text:p>
      <text:p text:style-name="P1">6 Train and test with that timestep</text:p>
      <text:p text:style-name="P1">7 Compare predicted value and ground truth of all features</text:p>
      <text:p text:style-name="P1"/>
      <text:p text:style-name="P1"/>
      <text:p text:style-name="P1"/>
      <text:p text:style-name="P1"/>
      <text:p text:style-name="P5">Conversion</text:p>
      <text:p text:style-name="P4"/>
      <text:p text:style-name="P4">run image extraction =&gt;save as “image_feature”</text:p>
      <text:p text:style-name="P4">merge with data_imu, data_state</text:p>
      <text:p text:style-name="P1">** <text:span text:style-name="T4">don’t forget to delete the column head first</text:span></text:p>
      <text:p text:style-name="P1"/>
      <text:p text:style-name="P3"><text:span text:style-name="T1">python3 associate.py image_feature.csv </text:span><text:span text:style-name="T2">data_imu</text:span><text:span text:style-name="T1">.csv --output_csv </text:span><text:span text:style-name="T2">trans</text:span><text:span text:style-name="T1">.csv </text:span></text:p>
      <text:p text:style-name="P3"><text:span text:style-name="T1">python3 associate.py </text:span><text:span text:style-name="T2">trans.</text:span><text:span text:style-name="T3">csv</text:span><text:span text:style-name="T2"> data_state</text:span><text:span text:style-name="T1">.csv --output_csv </text:span><text:span text:style-name="T2">features</text:span><text:span text:style-name="T1">.csv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20:30:40.298214261</meta:creation-date>
    <meta:editing-duration>PT1H56M41S</meta:editing-duration>
    <meta:editing-cycles>6</meta:editing-cycles>
    <meta:generator>LibreOffice/6.4.7.2$Linux_X86_64 LibreOffice_project/40$Build-2</meta:generator>
    <dc:date>2024-12-22T23:39:00.261674508</dc:date>
    <meta:document-statistic meta:table-count="0" meta:image-count="0" meta:object-count="0" meta:page-count="1" meta:paragraph-count="16" meta:word-count="143" meta:character-count="907" meta:non-whitespace-character-count="779"/>
  </office:meta>
</office:document-meta>
</file>